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style:contextual-spacing="false" fo:line-height="115%"/>
      <style:text-properties style:font-name="Segoe UI" fo:font-size="11pt" style:font-name-asian="Segoe UI" style:font-size-asian="11pt" style:font-name-complex="Segoe UI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style:use-window-font-color="true" loext:opacity="0%" fo:font-size="11pt" style:font-name-asian="Calibri" style:font-size-asian="11pt" style:font-name-complex="Calibri"/>
    </style:style>
    <style:style style:name="P3" style:family="paragraph" style:parent-style-name="Standard">
      <style:paragraph-properties fo:margin-top="0in" fo:margin-bottom="0.139in" style:contextual-spacing="false" fo:line-height="115%"/>
    </style:style>
    <style:style style:name="P4" style:family="paragraph" style:parent-style-name="Preformatted_20_Text">
      <loext:graphic-properties draw:fill="solid" draw:fill-color="#383b40" draw:opacity="100%"/>
      <style:paragraph-properties fo:margin-left="0in" fo:margin-right="0in" fo:margin-top="0in" fo:margin-bottom="0in" style:contextual-spacing="false" style:line-height-at-least="0.2083in" fo:orphans="2" fo:widows="2" fo:text-indent="0in" style:auto-text-indent="false" fo:background-color="#383b40" fo:padding="0.1665in" fo:border="0.06pt solid #d3dce6"/>
    </style:style>
    <style:style style:name="P5" style:family="paragraph" style:parent-style-name="Preformatted_20_Text">
      <loext:graphic-properties draw:fill="solid" draw:fill-color="#383b40" draw:opacity="100%"/>
      <style:paragraph-properties fo:margin-top="0in" fo:margin-bottom="0in" style:contextual-spacing="false" style:line-height-at-least="0.2083in" fo:orphans="2" fo:widows="2" fo:background-color="#383b40" fo:padding="0.1665in" fo:border="0.06pt solid #d3dce6"/>
    </style:style>
    <style:style style:name="P6" style:family="paragraph" style:parent-style-name="Standard" style:master-page-name="MP0">
      <style:paragraph-properties fo:margin-top="0in" fo:margin-bottom="0.0972in" style:contextual-spacing="false" fo:line-height="115%" style:page-number="auto" fo:break-before="page"/>
      <style:text-properties style:font-name="Segoe UI" fo:font-size="11pt" style:font-name-asian="Segoe UI" style:font-size-asian="11pt" style:font-name-complex="Segoe UI"/>
    </style:style>
    <style:style style:name="P7" style:family="paragraph" style:parent-style-name="Standard">
      <style:paragraph-properties fo:margin-top="0in" fo:margin-bottom="0.139in" style:contextual-spacing="false" fo:line-height="115%"/>
    </style:style>
    <style:style style:name="T1" style:family="text">
      <style:text-properties style:use-window-font-color="true" loext:opacity="0%" fo:font-size="11pt" style:font-name-asian="Calibri" style:font-size-asian="11pt" style:font-name-complex="Calibri"/>
    </style:style>
    <style:style style:name="T2" style:family="text">
      <style:text-properties fo:font-variant="normal" fo:text-transform="none" fo:color="#c678dd" loext:opacity="100%" style:font-name="droid sans mono" fo:font-size="10.5pt" fo:letter-spacing="normal" fo:font-style="normal" fo:font-weight="normal" fo:background-color="#383b40" loext:char-shading-value="0" loext:padding="0in" loext:border="none"/>
    </style:style>
    <style:style style:name="T3" style:family="text">
      <style:text-properties fo:font-variant="normal" fo:text-transform="none" fo:color="#d3d3d3" loext:opacity="100%" style:font-name="droid sans mono" fo:font-size="10.5pt" fo:letter-spacing="normal" fo:font-style="normal" fo:font-weight="normal" fo:background-color="#383b40" loext:char-shading-value="0" loext:padding="0in" loext:border="none"/>
    </style:style>
    <style:style style:name="T4" style:family="text">
      <style:text-properties fo:font-variant="normal" fo:text-transform="none" fo:color="#d19a66" loext:opacity="100%" style:font-name="droid sans mono" fo:font-size="10.5pt" fo:letter-spacing="normal" fo:font-style="normal" fo:font-weight="normal" fo:background-color="#383b40" loext:char-shading-value="0" loext:padding="0in" loext:border="none"/>
    </style:style>
    <style:style style:name="T5" style:family="text">
      <style:text-properties fo:font-variant="normal" fo:text-transform="none" fo:color="#ffddbe" loext:opacity="100%" style:font-name="droid sans mono" fo:font-size="10.5pt" fo:letter-spacing="normal" fo:font-style="normal" fo:font-weight="normal" fo:background-color="#383b40" loext:char-shading-value="0" loext:padding="0in" loext:border="none"/>
    </style:style>
    <style:style style:name="T6" style:family="text">
      <style:text-properties fo:font-variant="normal" fo:text-transform="none" fo:color="#e6c07b" loext:opacity="100%" style:font-name="droid sans mono" fo:font-size="10.5pt" fo:letter-spacing="normal" fo:font-style="normal" fo:font-weight="normal" fo:background-color="#383b40" loext:char-shading-value="0" loext:padding="0in" loext:border="none"/>
    </style:style>
    <style:style style:name="T7" style:family="text">
      <style:text-properties fo:font-variant="normal" fo:text-transform="none" fo:color="#98c379" loext:opacity="100%" style:font-name="droid sans mono" fo:font-size="10.5pt" fo:letter-spacing="normal" fo:font-style="normal" fo:font-weight="normal" fo:background-color="#383b40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 this Text file please ONLY answer the following questions to contribute to Hacktoberfest 2021 and to make a Pull Request.</text:p>
      <text:p text:style-name="P1"/>
      <text:p text:style-name="P1">Note: These are very easy questions and for beginners in Open source community.</text:p>
      <text:p text:style-name="P2"/>
      <text:p text:style-name="P2">Q 1: What is JavaScript ?</text:p>
      <text:p text:style-name="P3"><text:span text:style-name="Default_20_Paragraph_20_Font"><text:span text:style-name="T1">Ans: JavaScript is a text-based programming language used both on the client-side and server-side that allows you to make web pages interactive.</text:span></text:span> <text:span text:style-name="Default_20_Paragraph_20_Font"><text:span text:style-name="T1">Where HTML and CSS are languages that give structure and style to web pages, JavaScript gives web pages interactive elements that engage a user.</text:span></text:span></text:p>
      <text:p text:style-name="P2">Q 2 : Print sum of 2 numbers using console.log().</text:p>
      <text:p text:style-name="P3"><text:span text:style-name="T1">Ans: </text:span><text:span text:style-name="Source_20_Text"><text:span text:style-name="T2">const</text:span></text:span><text:span text:style-name="Source_20_Text"><text:span text:style-name="T3"> num1 = </text:span></text:span><text:span text:style-name="Source_20_Text"><text:span text:style-name="T4">5</text:span></text:span><text:span text:style-name="Source_20_Text"><text:span text:style-name="T3">;</text:span></text:span></text:p>
      <text:p text:style-name="P4"><text:span text:style-name="Source_20_Text"><text:span text:style-name="T2">const</text:span></text:span><text:span text:style-name="Source_20_Text"><text:span text:style-name="T3"> num2 = </text:span></text:span><text:span text:style-name="Source_20_Text"><text:span text:style-name="T4">3</text:span></text:span><text:span text:style-name="Source_20_Text"><text:span text:style-name="T3">;</text:span></text:span></text:p>
      <text:p text:style-name="P5"/>
      <text:p text:style-name="P4"><text:span text:style-name="Source_20_Text"><text:span text:style-name="T5">// add two numbers</text:span></text:span></text:p>
      <text:p text:style-name="P4"><text:span text:style-name="Source_20_Text"><text:span text:style-name="T2">const</text:span></text:span><text:span text:style-name="Source_20_Text"><text:span text:style-name="T3"> sum = num1 + num2;</text:span></text:span></text:p>
      <text:p text:style-name="P5"/>
      <text:p text:style-name="P4"><text:span text:style-name="Source_20_Text"><text:span text:style-name="T5">// display the sum</text:span></text:span></text:p>
      <text:p text:style-name="P4"><text:span text:style-name="Source_20_Text"><text:span text:style-name="T6">console</text:span></text:span><text:span text:style-name="Source_20_Text"><text:span text:style-name="T3">.log(</text:span></text:span><text:span text:style-name="Source_20_Text"><text:span text:style-name="T7">'The sum of '</text:span></text:span><text:span text:style-name="Source_20_Text"><text:span text:style-name="T3"> + num1 + </text:span></text:span><text:span text:style-name="Source_20_Text"><text:span text:style-name="T7">' and '</text:span></text:span><text:span text:style-name="Source_20_Text"><text:span text:style-name="T3"> + num2 + </text:span></text:span><text:span text:style-name="Source_20_Text"><text:span text:style-name="T7">' is: '</text:span></text:span><text:span text:style-name="Source_20_Text"><text:span text:style-name="T3"> + sum);</text:span></text:span></text:p>
      <text:p text:style-name="P2"/>
      <text:p text:style-name="P2">Q 4 : How many ways are there to declare variable in JavaScript ?</text:p>
      <text:p text:style-name="P2">Ans :</text:p>
      <text:p text:style-name="P2">Q 5: Declare a variable in javaScript using let.</text:p>
      <text:p text:style-name="P2">Ans:</text:p>
      <text:p text:style-name="P2">Q 6 : How to add <text:s/>single comment in JavaScript ?</text:p>
      <text:p text:style-name="P2">Ans: //This is a comment.</text:p>
      <text:p text:style-name="P2">Q 7: How to create an Array of integers in JavaScript ?</text:p>
      <text:p text:style-name="P2">Ans:</text:p>
      <text:p text:style-name="P2">Q 8: How many data types are there in JavaScript ?</text:p>
      <text:p text:style-name="P2">Ans: 5</text:p>
      <text:p text:style-name="P2">Q 9: Why are loops used for in any programming <text:s/>language ?</text:p>
      <text:p text:style-name="P2"><text:soft-page-break/>Ans:</text:p>
      <text:p text:style-name="P2">Q 10: Name different types of Loops in JavaScript ?</text:p>
      <text:p text:style-name="P2">Ans:</text:p>
      <text:p text:style-name="P2">Q 11: How to declare for loop in JavaScript ?</text:p>
      <text:p text:style-name="P2">Ans:</text:p>
      <text:p text:style-name="P2">Q 12: How many ways can you print output in JavaScript?</text:p>
      <text:p text:style-name="P2">Ans:</text:p>
      <text:p text:style-name="P2">Q 13 : How to add Multi-Line Comments in JavaScript ?</text:p>
      <text:p text:style-name="P2">Ans:</text:p>
      <text:p text:style-name="P2">Q 14: <text:s/>How to select an element from HTML by ID using JavaScript ? <text:s/></text:p>
      <text:p text:style-name="P2">Ans :</text:p>
      <text:p text:style-name="P2">Q 15: <text:s/>Write down JavaScript comparison operators ?</text:p>
      <text:p text:style-name="P2">Ans 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/>
    <meta:creation-date>2021-10-03T08:30:00Z</meta:creation-date>
    <dc:date>2021-10-03T21:53:43.672682402</dc:date>
    <meta:editing-cycles>5</meta:editing-cycles>
    <meta:editing-duration>PT11M6S</meta:editing-duration>
    <meta:document-statistic meta:table-count="0" meta:image-count="0" meta:object-count="0" meta:page-count="2" meta:paragraph-count="35" meta:word-count="290" meta:character-count="1449" meta:non-whitespace-character-count="1188"/>
    <meta:template xlink:type="simple" xlink:actuate="onRequest" xlink:title="" xlink:href="Normal"/>
  </office:meta>
</office:document-meta>
</file>